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9.54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32cm"/>
    </style:style>
    <style:style style:name="Table2.C" style:family="table-column">
      <style:table-column-properties style:column-width="5.71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6" style:family="table-row">
      <style:table-row-properties style:min-row-height="3.657cm"/>
    </style:style>
    <style:style style:name="P1" style:family="paragraph" style:parent-style-name="Standard">
      <style:paragraph-properties fo:text-align="center" style:justify-single-word="false"/>
      <style:text-properties style:font-name="Tibetan Machine Uni" fo:font-size="24pt" style:text-underline-style="solid" style:text-underline-width="auto" style:text-underline-color="font-color" fo:font-weight="bold" officeooo:rsid="00002d0b" officeooo:paragraph-rsid="00002d0b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betan Machine Uni" fo:font-size="24pt" style:text-underline-style="solid" style:text-underline-width="auto" style:text-underline-color="font-color" fo:font-weight="bold" officeooo:rsid="0005af0e" officeooo:paragraph-rsid="0005af0e" style:font-size-asian="24pt" style:font-weight-asian="bold" style:font-size-complex="2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betan Machine Uni" fo:font-size="24pt" style:font-size-asian="24pt" style:font-size-complex="24pt"/>
    </style:style>
    <style:style style:name="P4" style:family="paragraph" style:parent-style-name="Table_20_Contents">
      <style:paragraph-properties fo:text-align="center" style:justify-single-word="false"/>
      <style:text-properties style:font-name="Tibetan Machine Uni" fo:font-size="24pt" officeooo:rsid="00073baf" officeooo:paragraph-rsid="00073baf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Tibetan Machine Uni" fo:font-size="24pt" officeooo:rsid="000cf9a6" officeooo:paragraph-rsid="000cf9a6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betan Machine Uni" fo:font-size="18pt" officeooo:rsid="00002d0b" officeooo:paragraph-rsid="00002d0b" style:font-size-asian="15.75pt" style:font-size-complex="18pt"/>
    </style:style>
    <style:style style:name="P7" style:family="paragraph" style:parent-style-name="Table_20_Contents">
      <style:paragraph-properties fo:text-align="center" style:justify-single-word="false"/>
      <style:text-properties style:font-name="Tibetan Machine Uni" fo:font-size="18pt" officeooo:rsid="00002d0b" officeooo:paragraph-rsid="00002d0b" style:font-size-asian="18pt" style:font-size-complex="18pt"/>
    </style:style>
    <style:style style:name="P8" style:family="paragraph" style:parent-style-name="Table_20_Contents">
      <style:paragraph-properties fo:text-align="start" style:justify-single-word="false"/>
      <style:text-properties style:font-name="Tibetan Machine Uni" fo:font-size="18pt" style:text-underline-style="solid" style:text-underline-width="auto" style:text-underline-color="font-color" officeooo:rsid="0011d9a1" officeooo:paragraph-rsid="0011d9a1" style:font-size-asian="18pt" style:font-size-complex="18pt"/>
    </style:style>
    <style:style style:name="P9" style:family="paragraph" style:parent-style-name="Table_20_Contents">
      <style:paragraph-properties fo:text-align="start" style:justify-single-word="false"/>
      <style:text-properties style:font-name="Tibetan Machine Uni" fo:font-size="18pt" style:text-underline-style="solid" style:text-underline-width="auto" style:text-underline-color="font-color" officeooo:rsid="001aee2f" officeooo:paragraph-rsid="001aee2f" style:font-size-asian="18pt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style:font-name="Tibetan Machine Uni" fo:font-size="16pt" officeooo:rsid="000100d1" officeooo:paragraph-rsid="000100d1" style:font-size-asian="14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style:font-name="Tibetan Machine Uni" fo:font-size="16pt" officeooo:rsid="000100d1" officeooo:paragraph-rsid="000100d1" style:font-size-asian="14pt" style:font-size-complex="16pt"/>
    </style:style>
    <style:style style:name="P12" style:family="paragraph" style:parent-style-name="Table_20_Contents">
      <style:paragraph-properties fo:text-align="start" style:justify-single-word="false"/>
      <style:text-properties style:font-name="Tibetan Machine Uni" fo:font-size="16pt" officeooo:rsid="0001abbd" officeooo:paragraph-rsid="0001abbd" style:font-size-asian="14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Tibetan Machine Uni" fo:font-size="16pt" officeooo:rsid="000cf9a6" officeooo:paragraph-rsid="000cf9a6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Tibetan Machine Uni" fo:font-size="16pt" officeooo:rsid="000cf9a6" officeooo:paragraph-rsid="000cf9a6" style:font-size-asian="16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style:font-name="Tibetan Machine Uni" fo:font-size="16pt" officeooo:rsid="00073baf" officeooo:paragraph-rsid="00073baf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Tibetan Machine Uni" fo:font-size="16pt" style:font-size-asian="16pt" style:font-size-complex="16pt"/>
    </style:style>
    <style:style style:name="P17" style:family="paragraph" style:parent-style-name="Table_20_Contents">
      <style:paragraph-properties fo:text-align="start" style:justify-single-word="false"/>
      <style:text-properties style:font-name="Tibetan Machine Uni" fo:font-size="16pt" officeooo:rsid="000d44a0" officeooo:paragraph-rsid="000d44a0" style:font-size-asian="16pt" style:font-size-complex="16pt"/>
    </style:style>
    <style:style style:name="P18" style:family="paragraph" style:parent-style-name="Table_20_Contents">
      <style:paragraph-properties fo:text-align="start" style:justify-single-word="false"/>
      <style:text-properties style:font-name="Tibetan Machine Uni" fo:font-size="16pt" officeooo:rsid="00103ab1" officeooo:paragraph-rsid="00103ab1" style:font-size-asian="16pt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Tibetan Machine Uni" fo:font-size="16pt" officeooo:rsid="00103ab1" officeooo:paragraph-rsid="00103ab1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style:font-name="Tibetan Machine Uni" fo:font-size="16pt" officeooo:rsid="0011d9a1" officeooo:paragraph-rsid="0011d9a1" style:font-size-asian="16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style:font-name="Tibetan Machine Uni" fo:font-size="16pt" officeooo:rsid="0011d9a1" officeooo:paragraph-rsid="0011d9a1" style:font-size-asian="16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style:font-name="Tibetan Machine Uni" fo:font-size="16pt" officeooo:rsid="0013c00e" officeooo:paragraph-rsid="0013c00e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style:font-name="Tibetan Machine Uni" fo:font-size="16pt" officeooo:rsid="0013c00e" officeooo:paragraph-rsid="0013c00e" style:font-size-asian="16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style:font-name="Tibetan Machine Uni" fo:font-size="16pt" officeooo:rsid="0017c7d7" officeooo:paragraph-rsid="0017c7d7" style:font-size-asian="16pt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style:font-name="Tibetan Machine Uni" fo:font-size="16pt" officeooo:rsid="0017c7d7" officeooo:paragraph-rsid="0017c7d7" style:font-size-asian="16pt" style:font-size-complex="16pt"/>
    </style:style>
    <style:style style:name="P26" style:family="paragraph" style:parent-style-name="Table_20_Contents">
      <style:paragraph-properties fo:text-align="start" style:justify-single-word="false"/>
      <style:text-properties style:font-name="Tibetan Machine Uni" fo:font-size="16pt" officeooo:rsid="001aee2f" officeooo:paragraph-rsid="001aee2f" style:font-size-asian="16pt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style:font-name="Tibetan Machine Uni" fo:font-size="16pt" officeooo:rsid="001aee2f" officeooo:paragraph-rsid="001aee2f" style:font-size-asian="16pt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style:font-name="Tibetan Machine Uni" fo:font-size="16pt" officeooo:rsid="001beb71" officeooo:paragraph-rsid="001beb71" style:font-size-asian="16pt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style:font-name="Tibetan Machine Uni" fo:font-size="16pt" style:text-underline-style="solid" style:text-underline-width="auto" style:text-underline-color="font-color" officeooo:rsid="0011d9a1" officeooo:paragraph-rsid="0011d9a1" style:font-size-asian="16pt" style:font-size-complex="16pt"/>
    </style:style>
    <style:style style:name="P30" style:family="paragraph" style:parent-style-name="Standard">
      <style:text-properties style:font-name="Tibetan Machine Uni" fo:font-size="16pt" officeooo:rsid="001e0eda" officeooo:paragraph-rsid="001e0eda" style:font-size-asian="16pt" style:font-size-complex="16pt"/>
    </style:style>
    <style:style style:name="P31" style:family="paragraph" style:parent-style-name="Standard">
      <style:text-properties style:font-name="Tibetan Machine Uni" fo:font-size="16pt" officeooo:rsid="001e2599" officeooo:paragraph-rsid="001e2599" style:font-size-asian="16pt" style:font-size-complex="16pt"/>
    </style:style>
    <style:style style:name="P32" style:family="paragraph" style:parent-style-name="Standard">
      <style:text-properties style:font-name="Tibetan Machine Uni" fo:font-size="16pt" officeooo:rsid="001fb2dd" officeooo:paragraph-rsid="001fb2dd" style:font-size-asian="16pt" style:font-size-complex="16pt"/>
    </style:style>
    <style:style style:name="P33" style:family="paragraph" style:parent-style-name="Table_20_Contents">
      <style:paragraph-properties fo:text-align="start" style:justify-single-word="false"/>
      <style:text-properties style:font-name="Tibetan Machine Uni" fo:font-size="16pt" officeooo:rsid="001e0eda" officeooo:paragraph-rsid="001e0eda" style:font-size-asian="16pt" style:font-size-complex="16pt"/>
    </style:style>
    <style:style style:name="P34" style:family="paragraph" style:parent-style-name="Table_20_Contents">
      <style:paragraph-properties fo:text-align="center" style:justify-single-word="false"/>
      <style:text-properties style:font-name="Tibetan Machine Uni" fo:font-size="16pt" officeooo:rsid="001e0eda" officeooo:paragraph-rsid="001e0eda" style:font-size-asian="16pt" style:font-size-complex="16pt"/>
    </style:style>
    <style:style style:name="P35" style:family="paragraph" style:parent-style-name="Table_20_Contents">
      <style:paragraph-properties fo:text-align="center" style:justify-single-word="false"/>
      <style:text-properties style:font-name="Tibetan Machine Uni" fo:font-size="16pt" officeooo:rsid="001aee2f" officeooo:paragraph-rsid="001aee2f" style:font-size-asian="16pt" style:font-size-complex="16pt"/>
    </style:style>
    <style:style style:name="P36" style:family="paragraph" style:parent-style-name="Table_20_Contents">
      <style:paragraph-properties fo:text-align="start" style:justify-single-word="false"/>
      <style:text-properties style:font-name="Tibetan Machine Uni" fo:font-size="16pt" officeooo:rsid="001e2599" officeooo:paragraph-rsid="001e2599" style:font-size-asian="16pt" style:font-size-complex="16pt"/>
    </style:style>
    <style:style style:name="P37" style:family="paragraph" style:parent-style-name="Table_20_Contents">
      <style:paragraph-properties fo:text-align="start" style:justify-single-word="false"/>
      <style:text-properties style:font-name="Tibetan Machine Uni" fo:font-size="16pt" officeooo:rsid="001fb2dd" officeooo:paragraph-rsid="001fb2dd" style:font-size-asian="16pt" style:font-size-complex="16pt"/>
    </style:style>
    <style:style style:name="P38" style:family="paragraph" style:parent-style-name="Table_20_Contents">
      <style:paragraph-properties fo:text-align="start" style:justify-single-word="false"/>
      <style:text-properties style:font-name="Tibetan Machine Uni" fo:font-size="18pt" style:text-underline-style="solid" style:text-underline-width="auto" style:text-underline-color="font-color" officeooo:rsid="001e2599" officeooo:paragraph-rsid="001e2599" style:font-size-asian="18pt" style:font-size-complex="18pt"/>
    </style:style>
    <style:style style:name="T1" style:family="text">
      <style:text-properties officeooo:rsid="00073baf"/>
    </style:style>
    <style:style style:name="T2" style:family="text">
      <style:text-properties officeooo:rsid="0013c00e"/>
    </style:style>
    <style:style style:name="T3" style:family="text">
      <style:text-properties officeooo:rsid="001e25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Cases for Grocery Store Softwar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Test Cases</text:p>
          </table:table-cell>
          <table:table-cell table:style-name="Table1.A1" office:value-type="string">
            <text:p text:style-name="P7">Input</text:p>
          </table:table-cell>
          <table:table-cell table:style-name="Table1.C1" office:value-type="string">
            <text:p text:style-name="P7">Expected Output</text:p>
          </table:table-cell>
        </table:table-row>
        <table:table-row table:style-name="Table1.2">
          <table:table-cell table:style-name="Table1.A2" office:value-type="string">
            <text:p text:style-name="P12">Display of all items in the inventory that begins with a particular pattern when a search is made for a particular stock</text:p>
          </table:table-cell>
          <table:table-cell table:style-name="Table1.A2" office:value-type="string">
            <text:p text:style-name="P10">Pe....</text:p>
          </table:table-cell>
          <table:table-cell table:style-name="Table1.C2" office:value-type="string">
            <text:p text:style-name="P11">Pen</text:p>
            <text:p text:style-name="P11">Penchil</text:p>
            <text:p text:style-name="P11">Peas</text:p>
            <text:p text:style-name="P11">Peanuts</text:p>
          </table:table-cell>
        </table:table-row>
        <table:table-row>
          <table:table-cell table:style-name="Table1.A2" office:value-type="string">
            <text:p text:style-name="P14">The user is directed to the appropriate functionalty according to the choice entered </text:p>
          </table:table-cell>
          <table:table-cell table:style-name="Table1.A2" office:value-type="string">
            <text:p text:style-name="P13">Choice entered is 1</text:p>
            <text:p text:style-name="P13"/>
            <text:p text:style-name="P13">Choice entered is 2</text:p>
          </table:table-cell>
          <table:table-cell table:style-name="Table1.C2" office:value-type="string">
            <text:p text:style-name="P14">User directed to inventory page</text:p>
            <text:p text:style-name="P14"/>
            <text:p text:style-name="P14">User directed to Billing page</text:p>
          </table:table-cell>
        </table:table-row>
      </table:table>
      <text:p text:style-name="P2"/>
      <text:p text:style-name="P2"><text:soft-page-break/></text:p>
      <text:p text:style-name="P2"/>
      <text:p text:style-name="P2">Test Cases for Stock Management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Test Cases</text:p>
          </table:table-cell>
          <table:table-cell table:style-name="Table2.A1" office:value-type="string">
            <text:p text:style-name="P4">Input</text:p>
          </table:table-cell>
          <table:table-cell table:style-name="Table2.C1" office:value-type="string">
            <text:p text:style-name="P4">Expected Output</text:p>
          </table:table-cell>
        </table:table-row>
        <table:table-row>
          <table:table-cell table:style-name="Table2.A2" office:value-type="string">
            <text:p text:style-name="P15">Alert when stock goes down a certain limit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16">“<text:span text:style-name="T1">ALERT:Low <text:s/>Stock!!!!!!!”</text:span></text:p>
          </table:table-cell>
        </table:table-row>
        <table:table-row>
          <table:table-cell table:style-name="Table2.A2" office:value-type="string">
            <text:p text:style-name="P17">Check if users directed to the is appropriate functionality according to his choice</text:p>
          </table:table-cell>
          <table:table-cell table:style-name="Table2.A2" office:value-type="string">
            <text:p text:style-name="P13">Choice entered is 1</text:p>
            <text:p text:style-name="P13">Choice entered is 2</text:p>
            <text:p text:style-name="P13">Choice entered is 3</text:p>
            <text:p text:style-name="P13">Choice entered is 4</text:p>
            <text:p text:style-name="P13"/>
            <text:p text:style-name="P13"/>
            <text:p text:style-name="P5"/>
          </table:table-cell>
          <table:table-cell table:style-name="Table2.C2" office:value-type="string">
            <text:p text:style-name="P17">Go to add item page</text:p>
            <text:p text:style-name="P17">Go to remove item</text:p>
            <text:p text:style-name="P17">page</text:p>
            <text:p text:style-name="P17">Go to View item page</text:p>
            <text:p text:style-name="P17">Go to edit item</text:p>
          </table:table-cell>
        </table:table-row>
        <text:soft-page-break/>
        <table:table-row>
          <table:table-cell table:style-name="Table2.A2" office:value-type="string">
            <text:p text:style-name="P18">If user is directed to the correct billing mode according to his choice</text:p>
          </table:table-cell>
          <table:table-cell table:style-name="Table2.A2" office:value-type="string">
            <text:p text:style-name="P19">Choice entered is 1</text:p>
            <text:p text:style-name="P19">Choice entered is 2</text:p>
            <text:p text:style-name="P19"/>
          </table:table-cell>
          <table:table-cell table:style-name="Table2.C2" office:value-type="string">
            <text:p text:style-name="P19">Directed to cash payment mode</text:p>
            <text:p text:style-name="P19">Directed to card payment mode</text:p>
          </table:table-cell>
        </table:table-row>
        <table:table-row>
          <table:table-cell table:style-name="Table2.A2" office:value-type="string">
            <text:p text:style-name="P18">When an item is bought, the quantity bought should be deducted from the total quantity</text:p>
          </table:table-cell>
          <table:table-cell table:style-name="Table2.A2" office:value-type="string">
            <text:p text:style-name="P19">Total amount of pencils=50</text:p>
            <text:p text:style-name="P19">The number of pencils user buy=2</text:p>
          </table:table-cell>
          <table:table-cell table:style-name="Table2.C2" office:value-type="string">
            <text:p text:style-name="P29">After updation</text:p>
            <text:p text:style-name="P19">Total number of pens=48</text:p>
          </table:table-cell>
        </table:table-row>
        <table:table-row>
          <table:table-cell table:style-name="Table2.A2" office:value-type="string">
            <text:p text:style-name="P21">If the items are deducted according to their matching serial number</text:p>
          </table:table-cell>
          <table:table-cell table:style-name="Table2.A2" office:value-type="string">
            <text:p text:style-name="P20">Item brought=pen</text:p>
            <text:p text:style-name="P20">Serial number of pen:20</text:p>
          </table:table-cell>
          <table:table-cell table:style-name="Table2.C2" office:value-type="string">
            <text:p text:style-name="P20">Reduction of quantity in serial no 20</text:p>
          </table:table-cell>
        </table:table-row>
        <table:table-row>
          <table:table-cell table:style-name="Table2.C2" table:number-columns-spanned="3" office:value-type="string">
            <text:p text:style-name="P8">C<text:span text:style-name="T2">ard </text:span>Mode of Payment</text:p>
            <text:p text:style-name="P8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">Check if the customer has enough balance to pay <text:s/></text:p>
          </table:table-cell>
          <table:table-cell table:style-name="Table2.A2" office:value-type="string">
            <text:p text:style-name="P22">If adequate Balance available</text:p>
            <text:p text:style-name="P23"/>
            <text:p text:style-name="P22">If sufficient <text:soft-page-break/>balance not available </text:p>
          </table:table-cell>
          <table:table-cell table:style-name="Table2.C2" office:value-type="string">
            <text:p text:style-name="P23">Deduct the amount from the customer’s card </text:p>
            <text:p text:style-name="P23"><text:s/>Alert message: <text:soft-page-break/>“INSUFFICIENT BALANCE”</text:p>
          </table:table-cell>
        </table:table-row>
        <table:table-row>
          <table:table-cell table:style-name="Table2.A2" office:value-type="string">
            <text:p text:style-name="P24">Case insensitive responses to “yes” or “no” choices of users during transaction</text:p>
          </table:table-cell>
          <table:table-cell table:style-name="Table2.A2" office:value-type="string">
            <text:p text:style-name="P24">User types “y”</text:p>
            <text:p text:style-name="P24"/>
            <text:p text:style-name="P24">User types “Y”</text:p>
          </table:table-cell>
          <table:table-cell table:style-name="Table2.C2" office:value-type="string">
            <text:p text:style-name="P25">Choice interpreted as Yes</text:p>
            <text:p text:style-name="P25">Choice interpreted as Yes</text:p>
          </table:table-cell>
        </table:table-row>
        <table:table-row>
          <table:table-cell table:style-name="Table2.A2" table:number-columns-spanned="2" office:value-type="string">
            <text:p text:style-name="P9">Total Payment</text:p>
          </table:table-cell>
          <table:covered-table-cell/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6">If GST automatically calculated along with the price</text:p>
          </table:table-cell>
          <table:table-cell table:style-name="Table2.A2" office:value-type="string">
            <text:p text:style-name="P26">Actual amount:100</text:p>
            <text:p text:style-name="P26">GST:2</text:p>
          </table:table-cell>
          <table:table-cell table:style-name="Table2.C2" office:value-type="string">
            <text:p text:style-name="P27">Total amount:</text:p>
            <text:p text:style-name="P28">(price * (GST/100))+price</text:p>
            <text:p text:style-name="P28">Total amount: 102</text:p>
          </table:table-cell>
        </table:table-row>
        <table:table-row>
          <table:table-cell table:style-name="Table2.A2" office:value-type="string">
            <text:p text:style-name="P33">If cash provided insufficient , payment interrupted</text:p>
          </table:table-cell>
          <table:table-cell table:style-name="Table2.A2" office:value-type="string">
            <text:p text:style-name="P33">Total amount:190</text:p>
            <text:p text:style-name="P33">Amount paid:100</text:p>
          </table:table-cell>
          <table:table-cell table:style-name="Table2.C2" office:value-type="string">
            <text:p text:style-name="P34">Message “Insufficient amount to complete payment”</text:p>
          </table:table-cell>
        </table:table-row>
        <table:table-row>
          <table:table-cell table:style-name="Table2.A2" table:number-columns-spanned="2" office:value-type="string">
            <text:p text:style-name="P38">Item Insertion</text:p>
          </table:table-cell>
          <table:covered-table-cell/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33">Reading item attributes when a new item is entered</text:p>
          </table:table-cell>
          <table:table-cell table:style-name="Table2.A2" office:value-type="string">
            <text:p text:style-name="P30">New item “Carrot” to be inserted</text:p>
          </table:table-cell>
          <table:table-cell table:style-name="Table2.C2" office:value-type="string">
            <text:p text:style-name="P33">Enter item Name:</text:p>
            <text:p text:style-name="P37">Enter item No:</text:p>
            <text:p text:style-name="P33">Enter item <text:span text:style-name="T3">quantity</text:span>:</text:p>
            <text:p text:style-name="P33"><text:soft-page-break/>Enter item <text:span text:style-name="T3">price:</text:span></text:p>
            <text:p text:style-name="P36">Enter GST value :</text:p>
            <text:p text:style-name="P33">Enter item exp date:</text:p>
          </table:table-cell>
        </table:table-row>
        <table:table-row>
          <table:table-cell table:style-name="Table2.A2" table:number-columns-spanned="2" office:value-type="string">
            <text:p text:style-name="P38">Item Deletion</text:p>
          </table:table-cell>
          <table:covered-table-cell/>
          <table:table-cell table:style-name="Table2.C2" office:value-type="string">
            <text:p text:style-name="P33"/>
          </table:table-cell>
        </table:table-row>
        <table:table-row table:style-name="Table2.16">
          <table:table-cell table:style-name="Table2.A2" office:value-type="string">
            <text:p text:style-name="P36">Delete item according to serial number</text:p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P33"/>
          </table:table-cell>
        </table:table-row>
        <table:table-row table:style-name="Table2.16">
          <table:table-cell table:style-name="Table2.A2" office:value-type="string">
            <text:p text:style-name="P37">While deleting elements, display details of the item along with it</text:p>
          </table:table-cell>
          <table:table-cell table:style-name="Table2.A2" office:value-type="string">
            <text:p text:style-name="P32">Enter the number of the item to be deleted:</text:p>
          </table:table-cell>
          <table:table-cell table:style-name="Table2.C2" office:value-type="string">
            <text:p text:style-name="P37">Item name:</text:p>
            <text:p text:style-name="P37">Item serial number:</text:p>
            <text:p text:style-name="P37">Item quantity:</text:p>
          </table:table-cell>
        </table:table-row>
        <table:table-row table:style-name="Table2.16">
          <table:table-cell table:style-name="Table2.A2" office:value-type="string">
            <text:p text:style-name="P37">After deletion whether there is any indication that the item was deleted</text:p>
          </table:table-cell>
          <table:table-cell table:style-name="Table2.A2" office:value-type="string">
            <text:p text:style-name="P32"/>
          </table:table-cell>
          <table:table-cell table:style-name="Table2.C2" office:value-type="string">
            <text:p text:style-name="P37">Message displayed</text:p>
            <text:p text:style-name="P37">“Item had been deleted successfully”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3:54:29.503688763</meta:creation-date>
    <dc:date>2018-07-31T21:11:20.967661179</dc:date>
    <meta:editing-duration>PT3H16M40S</meta:editing-duration>
    <meta:editing-cycles>12</meta:editing-cycles>
    <meta:generator>LibreOffice/5.1.6.2$Linux_X86_64 LibreOffice_project/10m0$Build-2</meta:generator>
    <meta:document-statistic meta:table-count="2" meta:image-count="0" meta:object-count="0" meta:page-count="5" meta:paragraph-count="86" meta:word-count="411" meta:character-count="2423" meta:non-whitespace-character-count="2091"/>
  </office:meta>
</office:document-meta>
</file>